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Black" svg:font-family="'Arial Black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9" style:family="table">
      <style:table-properties style:width="16.131cm" fo:margin-left="0.09cm" fo:margin-right="0.78cm" table:align="margins"/>
    </style:style>
    <style:style style:name="Tabelle39.A" style:family="table-column">
      <style:table-column-properties style:column-width="4.022cm" style:rel-column-width="2280*"/>
    </style:style>
    <style:style style:name="Tabelle39.B" style:family="table-column">
      <style:table-column-properties style:column-width="2.434cm" style:rel-column-width="1380*"/>
    </style:style>
    <style:style style:name="Tabelle39.C" style:family="table-column">
      <style:table-column-properties style:column-width="3.016cm" style:rel-column-width="1710*"/>
    </style:style>
    <style:style style:name="Tabelle39.D" style:family="table-column">
      <style:table-column-properties style:column-width="6.659cm" style:rel-column-width="3775*"/>
    </style:style>
    <style:style style:name="Tabelle39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9.D1" style:family="table-cell">
      <style:table-cell-properties fo:background-color="#cccccc" fo:padding="0.097cm" fo:border="0.002cm solid #000000">
        <style:background-image/>
      </style:table-cell-properties>
    </style:style>
    <style:style style:name="Tabelle3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4.351cm" fo:margin-left="1.281cm" fo:margin-right="1.369cm" table:align="margins" style:writing-mode="lr-tb"/>
    </style:style>
    <style:style style:name="Table1.A" style:family="table-column">
      <style:table-column-properties style:column-width="5.586cm" style:rel-column-width="25511*"/>
    </style:style>
    <style:style style:name="Table1.B" style:family="table-column">
      <style:table-column-properties style:column-width="1.191cm" style:rel-column-width="5436*"/>
    </style:style>
    <style:style style:name="Table1.C" style:family="table-column">
      <style:table-column-properties style:column-width="0.328cm" style:rel-column-width="1496*"/>
    </style:style>
    <style:style style:name="Table1.D" style:family="table-column">
      <style:table-column-properties style:column-width="5.916cm" style:rel-column-width="27016*"/>
    </style:style>
    <style:style style:name="Table1.E" style:family="table-column">
      <style:table-column-properties style:column-width="1.33cm" style:rel-column-width="607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cccc" fo:padding="0.097cm" fo:border="0.002cm solid #000000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7.822cm" fo:margin-left="-0.228cm" fo:margin-right="-0.594cm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20.A" style:family="table-column">
      <style:table-column-properties style:column-width="5.847cm" style:rel-column-width="3315*"/>
    </style:style>
    <style:style style:name="Tabelle20.B" style:family="table-column">
      <style:table-column-properties style:column-width="7.117cm" style:rel-column-width="4035*"/>
    </style:style>
    <style:style style:name="Tabelle20.C" style:family="table-column">
      <style:table-column-properties style:column-width="1.402cm" style:rel-column-width="795*"/>
    </style:style>
    <style:style style:name="Tabelle20.D" style:family="table-column">
      <style:table-column-properties style:column-width="3.455cm" style:rel-column-width="1959*"/>
    </style:style>
    <style:style style:name="Tabelle20.1" style:family="table-row">
      <style:table-row-properties style:keep-together="false" fo:keep-together="always"/>
    </style:style>
    <style:style style:name="Tabelle20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0.D1" style:family="table-cell">
      <style:table-cell-properties fo:background-color="#e6e6e6" fo:padding="0.097cm" fo:border="0.002cm solid #000000">
        <style:background-image/>
      </style:table-cell-properties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.D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0.15" style:family="table-row">
      <style:table-row-properties fo:background-color="transparent" style:keep-together="false" fo:keep-together="always">
        <style:background-image/>
      </style:table-row-properties>
    </style:style>
    <style:style style:name="Tabelle20.B1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32" style:family="table">
      <style:table-properties style:width="17cm" fo:break-before="auto" fo:break-after="auto" table:align="margins" fo:background-color="transparent" fo:keep-with-next="always" style:may-break-between-rows="false" style:writing-mode="page">
        <style:background-image/>
      </style:table-properties>
    </style:style>
    <style:style style:name="Tabelle32.A" style:family="table-column">
      <style:table-column-properties style:column-width="4.503cm" style:rel-column-width="17358*"/>
    </style:style>
    <style:style style:name="Tabelle32.B" style:family="table-column">
      <style:table-column-properties style:column-width="7.851cm" style:rel-column-width="30264*"/>
    </style:style>
    <style:style style:name="Tabelle32.C" style:family="table-column">
      <style:table-column-properties style:column-width="1.778cm" style:rel-column-width="6853*"/>
    </style:style>
    <style:style style:name="Tabelle32.D" style:family="table-column">
      <style:table-column-properties style:column-width="1.214cm" style:rel-column-width="4678*"/>
    </style:style>
    <style:style style:name="Tabelle32.E" style:family="table-column">
      <style:table-column-properties style:column-width="1.656cm" style:rel-column-width="6382*"/>
    </style:style>
    <style:style style:name="Tabelle32.1" style:family="table-row">
      <style:table-row-properties style:keep-together="false" fo:keep-together="always"/>
    </style:style>
    <style:style style:name="Tabelle3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2.E1" style:family="table-cell">
      <style:table-cell-properties fo:background-color="#e6e6e6" fo:padding="0.097cm" fo:border="0.002cm solid #000000">
        <style:background-image/>
      </style:table-cell-properties>
    </style:style>
    <style:style style:name="Tabelle32.2" style:family="table-row">
      <style:table-row-properties fo:background-color="transparent" style:keep-together="false" fo:keep-together="always">
        <style:background-image/>
      </style:table-row-properties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B2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3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2pt" fo:background-color="transparent" style:font-size-asian="12pt" style:font-size-complex="12pt"/>
    </style:style>
    <style:style style:name="P5" style:family="paragraph" style:parent-style-name="Standard" style:list-style-name="List_20_1_20_epc_5f_ds">
      <style:text-properties style:font-name="Times New Roman" fo:font-size="12pt" fo:background-color="transparent" style:font-size-asian="12pt" style:font-size-complex="12pt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background-color="#ccffff"/>
    </style:style>
    <style:style style:name="P8" style:family="paragraph" style:parent-style-name="Standard">
      <style:text-properties style:font-name="Times New Roman" fo:background-color="transparent"/>
    </style:style>
    <style:style style:name="P9" style:family="paragraph" style:parent-style-name="Standard" style:list-style-name="List_20_1_20_epc_5f_ds">
      <style:text-properties style:font-name="Times New Roman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Times New Roman" fo:background-color="transparent"/>
    </style:style>
    <style:style style:name="P11" style:family="paragraph" style:parent-style-name="Standard">
      <style:paragraph-properties fo:text-align="start" style:justify-single-word="false"/>
      <style:text-properties style:font-name="Times New Roman" fo:background-color="transparent"/>
    </style:style>
    <style:style style:name="P12" style:family="paragraph" style:parent-style-name="Heading_20_1">
      <style:paragraph-properties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Heading_20_2">
      <style:paragraph-properties fo:break-before="page"/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style:font-name="Times New Roman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fo:language="de" fo:country="CH" style:font-size-asian="12pt" style:font-size-complex="12pt"/>
    </style:style>
    <style:style style:name="P18" style:family="paragraph" style:parent-style-name="Table_20_Contents"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orphans="2" fo:widows="2" fo:hyphenation-ladder-count="no-limit"/>
      <style:text-properties style:font-name="Times New Roman" fo:font-size="12pt" style:font-size-asian="12pt" style:font-size-complex="12pt" fo:hyphenate="true" fo:hyphenation-remain-char-count="5" fo:hyphenation-push-char-count="4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orphans="2" fo:widows="2" fo:hyphenation-ladder-count="no-limit"/>
      <style:text-properties style:font-name="Times New Roman" fo:font-size="12pt" style:font-size-asian="12pt" style:font-size-complex="12pt" fo:hyphenate="true" fo:hyphenation-remain-char-count="5" fo:hyphenation-push-char-count="4"/>
    </style:style>
    <style:style style:name="P23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Table_20_Contents">
      <style:paragraph-properties fo:orphans="2" fo:widows="2" fo:hyphenation-ladder-count="no-limit"/>
      <style:text-properties style:font-name="Times New Roman" fo:font-size="12pt" fo:background-color="transparent" style:font-size-asian="12pt" style:font-size-complex="12pt" fo:hyphenate="true" fo:hyphenation-remain-char-count="5" fo:hyphenation-push-char-count="4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 style:font-size-complex="12pt"/>
    </style:style>
    <style:style style:name="P26" style:family="paragraph" style:parent-style-name="Table_20_Contents">
      <style:text-properties style:font-name="Times New Roman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9" style:family="paragraph" style:parent-style-name="Table_20_Heading">
      <style:text-properties style:font-name="Times New Roman"/>
    </style:style>
    <style:style style:name="P30" style:family="paragraph" style:parent-style-name="Table_20_Heading">
      <style:paragraph-properties fo:text-align="center" style:justify-single-word="false"/>
      <style:text-properties style:font-name="Times New Roman"/>
    </style:style>
    <style:style style:name="P31" style:family="paragraph" style:parent-style-name="Table_20_Heading">
      <style:paragraph-properties fo:text-align="start" style:justify-single-word="false"/>
      <style:text-properties style:font-name="Times New Roman"/>
    </style:style>
    <style:style style:name="P32" style:family="paragraph" style:parent-style-name="Table">
      <style:text-properties style:font-name="Times New Roman"/>
    </style:style>
    <style:style style:name="P33" style:family="paragraph" style:parent-style-name="Table">
      <style:text-properties style:font-name="Times New Roman" fo:font-size="12pt" style:font-size-asian="12pt" style:font-size-complex="12pt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text-properties style:font-name="Times New Roman"/>
    </style:style>
    <style:style style:name="P36" style:family="paragraph" style:parent-style-name="Text_20_body">
      <style:text-properties style:font-name="Times New Roman" fo:background-color="transparent"/>
    </style:style>
    <style:style style:name="P37" style:family="paragraph" style:parent-style-name="Text_20_body">
      <style:paragraph-properties fo:background-color="transparent">
        <style:background-image/>
      </style:paragraph-properties>
      <style:text-properties style:font-name="Times New Roman" fo:background-color="transparent"/>
    </style:style>
    <style:style style:name="T1" style:family="text">
      <style:text-properties fo:background-color="transparent"/>
    </style:style>
    <style:style style:name="T2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1" fo:font-size="8pt" fo:font-weight="normal" fo:background-color="transparent" style:font-size-asian="8pt" style:font-weight-asian="normal" style:font-size-complex="8pt" style:font-weight-complex="normal"/>
    </style:style>
    <style:style style:name="T4" style:family="text">
      <style:text-properties style:font-name="Arial1" fo:font-weight="normal" fo:background-color="transparent" style:font-weight-asian="normal" style:font-weight-complex="normal"/>
    </style:style>
    <style:style style:name="T5" style:family="text">
      <style:text-properties style:font-name="Arial1" fo:font-weight="normal" style:font-weight-asian="normal" style:font-weight-complex="normal"/>
    </style:style>
    <style:style style:name="T6" style:family="text">
      <style:text-properties fo:color="#800000" style:font-name="Courier New" fo:background-color="transparent" style:font-size-asian="8pt" style:font-size-complex="8pt"/>
    </style:style>
    <style:style style:name="T7" style:family="text">
      <style:text-properties fo:color="#800000" fo:background-color="transparent" style:font-size-asian="8pt" style:font-size-complex="8pt"/>
    </style:style>
    <style:style style:name="T8" style:family="text">
      <style:text-properties fo:color="#800000" style:font-name="Times New Roman" fo:background-color="transparent" style:font-size-asian="8pt" style:font-size-complex="8pt"/>
    </style:style>
    <style:style style:name="T9" style:family="text">
      <style:text-properties fo:language="de" fo:country="CH"/>
    </style:style>
    <style:style style:name="T10" style:family="text">
      <style:text-properties fo:language="de" fo:country="CH" style:font-size-asian="10.5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size-asian="10.5pt"/>
    </style:style>
    <style:style style:name="T13" style:family="tex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font-name="Arial1" fo:language="en" fo:country="US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fo:language="en" fo:country="US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weight="normal" fo:background-color="transparent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ROS API</text:h>
      <text:p text:style-name="P37">This is the official driver for the ESPROS TOF&gt;cam 635. The annotation follows the rules of ROS.org.</text:p>
      <text:p text:style-name="P36"/>
      <text:h text:style-name="P13" text:outline-level="3"><text:bookmark-start text:name="__RefHeading__50529_1546540351"/>Start of the node<text:bookmark-end text:name="__RefHeading__50529_1546540351"/></text:h>
      <text:p text:style-name="P3">If you use <text:span text:style-name="T18">i</text:span>n terminal mode the APIs only, without GUI: </text:p>
      <text:p text:style-name="Standard"><text:span text:style-name="T22">Start the ROS operating system in a Terminal1 with the command:<text:tab/></text:span><text:span text:style-name="Strong_20_Emphasis"><text:span text:style-name="T8">roscore</text:span></text:span></text:p>
      <text:p text:style-name="Standard"><text:span text:style-name="T22">Start the TOF&gt;cam 635 in a Terminal2 with the command: <text:tab/><text:tab/></text:span><text:span text:style-name="Strong_20_Emphasis"><text:span text:style-name="T8">rosrun espros_tof_cam635 tof_cam635_node</text:span></text:span></text:p>
      <text:p text:style-name="P3"/>
      <text:h text:style-name="P13" text:outline-level="3"><text:bookmark-start text:name="__RefHeading__50531_1546540351"/>Published topics<text:bookmark-end text:name="__RefHeading__50531_1546540351"/></text:h>
      <text:p text:style-name="P7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row>
          <table:table-cell table:style-name="Tabelle39.A1" office:value-type="string">
            <text:p text:style-name="P15">Topic name</text:p>
          </table:table-cell>
          <table:table-cell table:style-name="Tabelle39.A1" office:value-type="string">
            <text:p text:style-name="P15">ROS msgs file</text:p>
          </table:table-cell>
          <table:table-cell table:style-name="Tabelle39.A1" office:value-type="string">
            <text:p text:style-name="P15">ROS message type</text:p>
          </table:table-cell>
          <table:table-cell table:style-name="Tabelle39.D1" office:value-type="string">
            <text:p text:style-name="P15">Function</text:p>
          </table:table-cell>
        </table:table-row>
        <table:table-row>
          <table:table-cell table:style-name="Tabelle39.A2" office:value-type="string">
            <text:p text:style-name="P17">camera/image_raw1</text:p>
          </table:table-cell>
          <table:table-cell table:style-name="Tabelle39.A2" office:value-type="string">
            <text:p text:style-name="P19">sensor_msgs</text:p>
          </table:table-cell>
          <table:table-cell table:style-name="Tabelle39.A2" office:value-type="string">
            <text:p text:style-name="P19">Image</text:p>
          </table:table-cell>
          <table:table-cell table:style-name="Tabelle39.D2" office:value-type="string">
            <text:p text:style-name="P18">Sends the grayscale or amplitude image <text:line-break/>according the selected image type parameter</text:p>
          </table:table-cell>
        </table:table-row>
        <table:table-row>
          <table:table-cell table:style-name="Tabelle39.A2" office:value-type="string">
            <text:p text:style-name="P1"><text:span text:style-name="T9">camera/image_</text:span><text:span text:style-name="T11">raw2</text:span></text:p>
          </table:table-cell>
          <table:table-cell table:style-name="Tabelle39.A2" office:value-type="string">
            <text:p text:style-name="P1">sensor_msgs</text:p>
          </table:table-cell>
          <table:table-cell table:style-name="Tabelle39.A2" office:value-type="string">
            <text:p text:style-name="P1">Image</text:p>
          </table:table-cell>
          <table:table-cell table:style-name="Tabelle39.D2" office:value-type="string">
            <text:p text:style-name="P1">Sends the distance image <text:line-break/>for image type parameters which include distance</text:p>
          </table:table-cell>
        </table:table-row>
        <table:table-row>
          <table:table-cell table:style-name="Tabelle39.A2" office:value-type="string">
            <text:p text:style-name="P1">camera/imageHeader</text:p>
          </table:table-cell>
          <table:table-cell table:style-name="Tabelle39.A2" office:value-type="string">
            <text:p text:style-name="P1">std_msg</text:p>
          </table:table-cell>
          <table:table-cell table:style-name="Tabelle39.A2" office:value-type="string">
            <text:p text:style-name="P2">Int32MultiArray</text:p>
          </table:table-cell>
          <table:table-cell table:style-name="Tabelle39.D2" office:value-type="string">
            <text:p text:style-name="P1">Sends the image header. Refer to <text:sequence-ref text:reference-format="category-and-value" text:ref-name="refTable19">Table 2</text:sequence-ref>.</text:p>
          </table:table-cell>
        </table:table-row>
        <table:table-row>
          <table:table-cell table:style-name="Tabelle39.A2" office:value-type="string">
            <text:p text:style-name="P1">camera/points</text:p>
          </table:table-cell>
          <table:table-cell table:style-name="Tabelle39.A2" office:value-type="string">
            <text:p text:style-name="P1">sensor_msgs</text:p>
          </table:table-cell>
          <table:table-cell table:style-name="Tabelle39.A2" office:value-type="string">
            <text:p text:style-name="P1">PointCloud2</text:p>
          </table:table-cell>
          <table:table-cell table:style-name="Tabelle39.D2" office:value-type="string">
            <text:p text:style-name="P1">Sends the point cloud image <text:line-break/>for image type parameters which include distance</text:p>
          </table:table-cell>
        </table:table-row>
      </table:table>
      <text:p text:style-name="P32">Table <text:sequence text:ref-name="refTable18" text:name="Table" text:formula="ooow:Table+1" style:num-format="1">1</text:sequence>: ESPROS ROS topics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9">Entry</text:p>
            </table:table-cell>
            <table:table-cell table:style-name="Table1.B1" office:value-type="string">
              <text:p text:style-name="P30">Index</text:p>
            </table:table-cell>
            <table:table-cell table:style-name="Table1.C1" office:value-type="string">
              <text:p text:style-name="P30"/>
            </table:table-cell>
            <table:table-cell table:style-name="Table1.A1" office:value-type="string">
              <text:p text:style-name="P31">Entry</text:p>
            </table:table-cell>
            <table:table-cell table:style-name="Table1.B1" office:value-type="string">
              <text:p text:style-name="P30">Index</text:p>
            </table:table-cell>
          </table:table-row>
        </table:table-header-rows>
        <table:table-row>
          <table:table-cell table:style-name="Table1.A2" office:value-type="string">
            <text:p text:style-name="P26">Header version</text:p>
          </table:table-cell>
          <table:table-cell table:style-name="Table1.B2" office:value-type="string">
            <text:p text:style-name="P27">1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reserved2</text:p>
          </table:table-cell>
          <table:table-cell table:style-name="Table1.B2" office:value-type="string">
            <text:p text:style-name="P27">22</text:p>
          </table:table-cell>
        </table:table-row>
        <table:table-row>
          <table:table-cell table:style-name="Table1.A2" office:value-type="string">
            <text:p text:style-name="P26">Frame counter</text:p>
          </table:table-cell>
          <table:table-cell table:style-name="Table1.B2" office:value-type="string">
            <text:p text:style-name="P27">2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AmplitudeLimit0 WFOV</text:p>
          </table:table-cell>
          <table:table-cell table:style-name="Table1.B2" office:value-type="string">
            <text:p text:style-name="P28">23</text:p>
          </table:table-cell>
        </table:table-row>
        <table:table-row>
          <table:table-cell table:style-name="Table1.A2" office:value-type="string">
            <text:p text:style-name="P26">Timestamp</text:p>
          </table:table-cell>
          <table:table-cell table:style-name="Table1.B2" office:value-type="string">
            <text:p text:style-name="P27">3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AmplitudeLimit1 WFOV</text:p>
          </table:table-cell>
          <table:table-cell table:style-name="Table1.B2" office:value-type="string">
            <text:p text:style-name="P27">24</text:p>
          </table:table-cell>
        </table:table-row>
        <table:table-row>
          <table:table-cell table:style-name="Table1.A2" office:value-type="string">
            <text:p text:style-name="P26">TOFCOS version</text:p>
          </table:table-cell>
          <table:table-cell table:style-name="Table1.B2" office:value-type="string">
            <text:p text:style-name="P27">4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AmplitudeLimit2 WFOV</text:p>
          </table:table-cell>
          <table:table-cell table:style-name="Table1.B2" office:value-type="string">
            <text:p text:style-name="P27">25</text:p>
          </table:table-cell>
        </table:table-row>
        <table:table-row>
          <table:table-cell table:style-name="Table1.A2" office:value-type="string">
            <text:p text:style-name="P26">Hardware version</text:p>
          </table:table-cell>
          <table:table-cell table:style-name="Table1.B2" office:value-type="string">
            <text:p text:style-name="P27">5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AmplitudeLimit3 WFOV</text:p>
          </table:table-cell>
          <table:table-cell table:style-name="Table1.B2" office:value-type="string">
            <text:p text:style-name="P27">26</text:p>
          </table:table-cell>
        </table:table-row>
        <table:table-row>
          <table:table-cell table:style-name="Table1.A2" office:value-type="string">
            <text:p text:style-name="P26">Chip ID</text:p>
          </table:table-cell>
          <table:table-cell table:style-name="Table1.B2" office:value-type="string">
            <text:p text:style-name="P27">6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AmplitudeLimit4 NFOV</text:p>
          </table:table-cell>
          <table:table-cell table:style-name="Table1.B2" office:value-type="string">
            <text:p text:style-name="P27">27</text:p>
          </table:table-cell>
        </table:table-row>
        <table:table-row>
          <table:table-cell table:style-name="Table1.A2" office:value-type="string">
            <text:p text:style-name="P26">Image width (x-axis)</text:p>
          </table:table-cell>
          <table:table-cell table:style-name="Table1.B2" office:value-type="string">
            <text:p text:style-name="P27">7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Offset</text:p>
          </table:table-cell>
          <table:table-cell table:style-name="Table1.B2" office:value-type="string">
            <text:p text:style-name="P27">28</text:p>
          </table:table-cell>
        </table:table-row>
        <table:table-row>
          <table:table-cell table:style-name="Table1.A2" office:value-type="string">
            <text:p text:style-name="P26">Image height (y-axis)</text:p>
          </table:table-cell>
          <table:table-cell table:style-name="Table1.B2" office:value-type="string">
            <text:p text:style-name="P27">8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Binning type</text:p>
          </table:table-cell>
          <table:table-cell table:style-name="Table1.B2" office:value-type="string">
            <text:p text:style-name="P27">29</text:p>
          </table:table-cell>
        </table:table-row>
        <table:table-row>
          <table:table-cell table:style-name="Table1.A2" office:value-type="string">
            <text:p text:style-name="P26">Image origin X</text:p>
          </table:table-cell>
          <table:table-cell table:style-name="Table1.B2" office:value-type="string">
            <text:p text:style-name="P27">9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DistanceTemporalFilter-Factor WFOV</text:p>
          </table:table-cell>
          <table:table-cell table:style-name="Table1.B2" office:value-type="string">
            <text:p text:style-name="P27">30</text:p>
          </table:table-cell>
        </table:table-row>
        <text:soft-page-break/>
        <table:table-row>
          <table:table-cell table:style-name="Table1.A2" office:value-type="string">
            <text:p text:style-name="P26">Image origin Y</text:p>
          </table:table-cell>
          <table:table-cell table:style-name="Table1.B2" office:value-type="string">
            <text:p text:style-name="P27">10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DistanceTemporalFilter-Threshold WFOV</text:p>
          </table:table-cell>
          <table:table-cell table:style-name="Table1.B2" office:value-type="string">
            <text:p text:style-name="P27">31</text:p>
          </table:table-cell>
        </table:table-row>
        <table:table-row>
          <table:table-cell table:style-name="Table1.A2" office:value-type="string">
            <text:p text:style-name="P26">CurrentIntegrationTime3D WFOV</text:p>
          </table:table-cell>
          <table:table-cell table:style-name="Table1.B2" office:value-type="string">
            <text:p text:style-name="P27">11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SingleValueTemporalFilter-Factor NFOV</text:p>
          </table:table-cell>
          <table:table-cell table:style-name="Table1.B2" office:value-type="string">
            <text:p text:style-name="P27">32</text:p>
          </table:table-cell>
        </table:table-row>
        <table:table-row>
          <table:table-cell table:style-name="Table1.A2" office:value-type="string">
            <text:p text:style-name="P26">CurrentIntegrationTime3D NFOV</text:p>
          </table:table-cell>
          <table:table-cell table:style-name="Table1.B2" office:value-type="string">
            <text:p text:style-name="P27">12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SingleValueTemporalFilter-Threshold NFOV</text:p>
          </table:table-cell>
          <table:table-cell table:style-name="Table1.B2" office:value-type="string">
            <text:p text:style-name="P27">33</text:p>
          </table:table-cell>
        </table:table-row>
        <table:table-row>
          <table:table-cell table:style-name="Table1.A2" office:value-type="string">
            <text:p text:style-name="P26">CurrentIntegrationTimeGrayscale</text:p>
          </table:table-cell>
          <table:table-cell table:style-name="Table1.B2" office:value-type="string">
            <text:p text:style-name="P27">13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Modulation frequency</text:p>
          </table:table-cell>
          <table:table-cell table:style-name="Table1.B2" office:value-type="string">
            <text:p text:style-name="P27">34</text:p>
          </table:table-cell>
        </table:table-row>
        <table:table-row>
          <table:table-cell table:style-name="Table1.A2" office:value-type="string">
            <text:p text:style-name="P26">IntegrationTimeGrayscale</text:p>
          </table:table-cell>
          <table:table-cell table:style-name="Table1.B2" office:value-type="string">
            <text:p text:style-name="P27">14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Modulation channel</text:p>
          </table:table-cell>
          <table:table-cell table:style-name="Table1.B2" office:value-type="string">
            <text:p text:style-name="P27">35</text:p>
          </table:table-cell>
        </table:table-row>
        <table:table-row>
          <table:table-cell table:style-name="Table1.A2" office:value-type="string">
            <text:p text:style-name="P26">IntegrationTime0 WFOV</text:p>
          </table:table-cell>
          <table:table-cell table:style-name="Table1.B2" office:value-type="string">
            <text:p text:style-name="P27">15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Flags</text:p>
          </table:table-cell>
          <table:table-cell table:style-name="Table1.B2" office:value-type="string">
            <text:p text:style-name="P27">36</text:p>
          </table:table-cell>
        </table:table-row>
        <table:table-row>
          <table:table-cell table:style-name="Table1.A2" office:value-type="string">
            <text:p text:style-name="P26">IntegrationTime1 WFOV</text:p>
          </table:table-cell>
          <table:table-cell table:style-name="Table1.B2" office:value-type="string">
            <text:p text:style-name="P27">16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Temperature</text:p>
          </table:table-cell>
          <table:table-cell table:style-name="Table1.B2" office:value-type="string">
            <text:p text:style-name="P27">37</text:p>
          </table:table-cell>
        </table:table-row>
        <table:table-row>
          <table:table-cell table:style-name="Table1.A2" office:value-type="string">
            <text:p text:style-name="P26">IntegrationTime2 WFOV</text:p>
          </table:table-cell>
          <table:table-cell table:style-name="Table1.B2" office:value-type="string">
            <text:p text:style-name="P27">17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Illumination beam</text:p>
          </table:table-cell>
          <table:table-cell table:style-name="Table1.B2" office:value-type="string">
            <text:p text:style-name="P27">38</text:p>
          </table:table-cell>
        </table:table-row>
        <table:table-row>
          <table:table-cell table:style-name="Table1.A2" office:value-type="string">
            <text:p text:style-name="P26">IntegrationTime3 WFOV</text:p>
          </table:table-cell>
          <table:table-cell table:style-name="Table1.B2" office:value-type="string">
            <text:p text:style-name="P27">18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NFOV distance</text:p>
          </table:table-cell>
          <table:table-cell table:style-name="Table1.B2" office:value-type="string">
            <text:p text:style-name="P27">39</text:p>
          </table:table-cell>
        </table:table-row>
        <table:table-row>
          <table:table-cell table:style-name="Table1.A2" office:value-type="string">
            <text:p text:style-name="P26">IntegrationTime4 NFOV</text:p>
          </table:table-cell>
          <table:table-cell table:style-name="Table1.B2" office:value-type="string">
            <text:p text:style-name="P28">19</text:p>
          </table:table-cell>
          <table:table-cell table:style-name="Table1.C1" office:value-type="string">
            <text:p text:style-name="P28"/>
          </table:table-cell>
          <table:table-cell table:style-name="Table1.A2" office:value-type="string">
            <text:p text:style-name="P26">NFOV amplitude</text:p>
          </table:table-cell>
          <table:table-cell table:style-name="Table1.B2" office:value-type="string">
            <text:p text:style-name="P28">40</text:p>
          </table:table-cell>
        </table:table-row>
        <table:table-row>
          <table:table-cell table:style-name="Table1.A2" office:value-type="string">
            <text:p text:style-name="P26">Integration time5 NFOV</text:p>
          </table:table-cell>
          <table:table-cell table:style-name="Table1.B2" office:value-type="string">
            <text:p text:style-name="P28">20</text:p>
          </table:table-cell>
          <table:table-cell table:style-name="Table1.C1" office:value-type="string">
            <text:p text:style-name="P28"/>
          </table:table-cell>
          <table:table-cell table:style-name="Table1.A2" office:value-type="string">
            <text:p text:style-name="P26">reserved3</text:p>
          </table:table-cell>
          <table:table-cell table:style-name="Table1.B2" office:value-type="string">
            <text:p text:style-name="P28">41</text:p>
          </table:table-cell>
        </table:table-row>
        <table:table-row>
          <table:table-cell table:style-name="Table1.A2" office:value-type="string">
            <text:p text:style-name="P26">reserved1</text:p>
          </table:table-cell>
          <table:table-cell table:style-name="Table1.B2" office:value-type="string">
            <text:p text:style-name="P27">21</text:p>
          </table:table-cell>
          <table:table-cell table:style-name="Table1.C1" office:value-type="string">
            <text:p text:style-name="P27"/>
          </table:table-cell>
          <table:table-cell table:style-name="Table1.A2" office:value-type="string">
            <text:p text:style-name="P26">n/a</text:p>
          </table:table-cell>
          <table:table-cell table:style-name="Table1.B2" office:value-type="string">
            <text:p text:style-name="P28">n/a</text:p>
          </table:table-cell>
        </table:table-row>
      </table:table>
      <text:p text:style-name="P33"><text:span text:style-name="T19">Table </text:span><text:span text:style-name="T19"><text:sequence text:ref-name="refTable19" text:name="Table" text:formula="ooow:Table+1" style:num-format="1">2</text:sequence></text:span><text:span text:style-name="T19">: Header parameters (see also notes below)</text:span></text:p>
      <text:p text:style-name="P8"/>
      <text:p text:style-name="P8">Notes:</text:p>
      <text:list xml:id="list5344514745201051838" text:style-name="List_20_1_20_epc_5f_ds">
        <text:list-header>
          <text:p text:style-name="P9"><text:span text:style-name="T21"/></text:p>
        </text:list-header>
        <text:list-item>
          <text:p text:style-name="P5"><text:span text:style-name="T20">ROS header </text:span>bytes<text:span text:style-name="T20">: In total 164 bytes. </text:span>Each parameter is transmitted in corresponding 32 bit data format (<text:span text:style-name="T17">Int32MultiArray)</text:span>.</text:p>
        </text:list-item>
      </text:list>
      <text:p text:style-name="P36"/>
      <text:h text:style-name="P14" text:outline-level="3"><text:bookmark-start text:name="__RefHeading__50533_1546540351"/>Dynamically reconfigurable parameters<text:bookmark-end text:name="__RefHeading__50533_1546540351"/></text:h>
      <text:p text:style-name="P34"><text:bookmark text:name="line-522"/><text:span text:style-name="T23">Refer for details on the dynamically reconfigurable parameters to the enclosed “dynamic_reconfigure package” or to </text:span><text:a xlink:type="simple" xlink:href="http://wiki.ros.org/dynamic_reconfigure" text:style-name="Internet_20_link" text:visited-style-name="Visited_20_Internet_20_Link"><text:span text:style-name="T23">http://wiki.ros.org/dynamic_reconfigure</text:span></text:a><text:span text:style-name="T23">.</text:span></text:p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header-rows>
          <table:table-row table:style-name="Tabelle20.1">
            <table:table-cell table:style-name="Tabelle20.A1" office:value-type="string">
              <text:p text:style-name="P29">Parameter</text:p>
            </table:table-cell>
            <table:table-cell table:style-name="Tabelle20.A1" office:value-type="string">
              <text:p text:style-name="P29">Function</text:p>
            </table:table-cell>
            <table:table-cell table:style-name="Tabelle20.A1" office:value-type="string">
              <text:p text:style-name="P30">Data format</text:p>
            </table:table-cell>
            <table:table-cell table:style-name="Tabelle20.D1" office:value-type="string">
              <text:p text:style-name="P30">Default</text:p>
            </table:table-cell>
          </table:table-row>
        </table:table-header-rows>
        <table:table-row table:style-name="Tabelle20.1">
          <table:table-cell table:style-name="Tabelle20.A2" office:value-type="string">
            <text:p text:style-name="P8">~image_type</text:p>
          </table:table-cell>
          <table:table-cell table:style-name="Tabelle20.A2" office:value-type="string">
            <text:p text:style-name="P18">Sets the image acquisition type</text:p>
            <text:p text:style-name="P18">0: <text:s/>Grayscale</text:p>
            <text:p text:style-name="P18">1: <text:s/>Distance</text:p>
            <text:p text:style-name="P18">2: <text:s/>Distance and amplitude</text:p>
            <text:p text:style-name="P18">3: <text:s/>Distance and grayscale</text:p>
          </table:table-cell>
          <table:table-cell table:style-name="Tabelle20.A2" office:value-type="string">
            <text:p text:style-name="P10">int</text:p>
          </table:table-cell>
          <table:table-cell table:style-name="Tabelle20.D2" office:value-type="string">
            <text:p text:style-name="P10">1</text:p>
          </table:table-cell>
        </table:table-row>
        <table:table-row table:style-name="Tabelle20.1">
          <table:table-cell table:style-name="Tabelle20.A2" office:value-type="string">
            <text:p text:style-name="P26">~mode</text:p>
          </table:table-cell>
          <table:table-cell table:style-name="Tabelle20.A2" office:value-type="string">
            <text:p text:style-name="P23">Sets the operation mode</text:p>
            <text:p text:style-name="P23">0: <text:s/>Mode <text:s/>- WFOV</text:p>
            <text:p text:style-name="P23">1: <text:s/>Mode <text:s/>- NFOV</text:p>
            <text:p text:style-name="P23">2: <text:s/>Mode <text:s/>- NFOV result</text:p>
            <text:p text:style-name="P23">3: <text:s/>Mode <text:s/>- NFOV result and image</text:p>
            <text:p text:style-name="P23">4: <text:s/>Mode <text:s/>- WFOV and NFOV spot</text:p>
            <text:p text:style-name="P23">5. <text:s/>Mode <text:s/>- WFOV and NFOV auto</text:p>
            <text:p text:style-name="P23">6: <text:s/>Mode <text:s/>- Either WFOV, if object is inside range, <text:line-break/><text:tab/> <text:s text:c="4"/>else NFOV spot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0</text:p>
          </table:table-cell>
        </table:table-row>
        <table:table-row table:style-name="Tabelle20.1">
          <table:table-cell table:style-name="Tabelle20.A2" office:value-type="string">
            <text:p text:style-name="P26">~frame_rate</text:p>
          </table:table-cell>
          <table:table-cell table:style-name="Tabelle20.A2" office:value-type="string">
            <text:p text:style-name="P23">Sets frame acquisition speed Hz</text:p>
          </table:table-cell>
          <table:table-cell table:style-name="Tabelle20.A2" office:value-type="string">
            <text:p text:style-name="P27">double</text:p>
          </table:table-cell>
          <table:table-cell table:style-name="Tabelle20.D4" office:value-type="float" office:value="30">
            <text:p text:style-name="P27">30</text:p>
          </table:table-cell>
        </table:table-row>
        <table:table-row table:style-name="Tabelle20.1">
          <table:table-cell table:style-name="Tabelle20.A2" office:value-type="string">
            <text:p text:style-name="P26">~start_stream</text:p>
          </table:table-cell>
          <table:table-cell table:style-name="Tabelle20.A2" office:value-type="string">
            <text:p text:style-name="P23">Enables image streaming</text:p>
          </table:table-cell>
          <table:table-cell table:style-name="Tabelle20.A2" office:value-type="string">
            <text:p text:style-name="P27">bool</text:p>
          </table:table-cell>
          <table:table-cell table:style-name="Tabelle20.D2" office:value-type="string">
            <text:p text:style-name="P27">False</text:p>
          </table:table-cell>
        </table:table-row>
        <table:table-row table:style-name="Tabelle20.1">
          <table:table-cell table:style-name="Tabelle20.A2" office:value-type="string">
            <text:p text:style-name="P26">~trigger_single_shot</text:p>
          </table:table-cell>
          <table:table-cell table:style-name="Tabelle20.A2" office:value-type="string">
            <text:p text:style-name="P23">Starts single measurement after change from false to true</text:p>
          </table:table-cell>
          <table:table-cell table:style-name="Tabelle20.A2" office:value-type="string">
            <text:p text:style-name="P27">bool</text:p>
          </table:table-cell>
          <table:table-cell table:style-name="Tabelle20.D2" office:value-type="string">
            <text:p text:style-name="P27">False</text:p>
          </table:table-cell>
        </table:table-row>
        <table:table-row table:style-name="Tabelle20.1">
          <table:table-cell table:style-name="Tabelle20.A2" office:value-type="string">
            <text:p text:style-name="P26">~hdr</text:p>
          </table:table-cell>
          <table:table-cell table:style-name="Tabelle20.A2" office:value-type="string">
            <text:p text:style-name="P23">Sets HDR mode:</text:p>
            <text:p text:style-name="P23">0: <text:s/>HDR OFF</text:p>
            <text:p text:style-name="P23">1: <text:s/>HDR spatial</text:p>
            <text:p text:style-name="P23">2: <text:s/>HDR temporal</text:p>
          </table:table-cell>
          <table:table-cell table:style-name="Tabelle20.A2" office:value-type="string">
            <text:p text:style-name="P27">int</text:p>
          </table:table-cell>
          <table:table-cell table:style-name="Tabelle20.D4" office:value-type="float" office:value="0">
            <text:p text:style-name="P27">0</text:p>
          </table:table-cell>
        </table:table-row>
        <table:table-row table:style-name="Tabelle20.1">
          <table:table-cell table:style-name="Tabelle20.A2" office:value-type="string">
            <text:p text:style-name="P26">~automatic_integration_time</text:p>
          </table:table-cell>
          <table:table-cell table:style-name="Tabelle20.A2" office:value-type="string">
            <text:p text:style-name="P23">Automatic mode: Integration time is set automatically for WFOV and NFOV between 1 and 1'000 μs.</text:p>
          </table:table-cell>
          <table:table-cell table:style-name="Tabelle20.A2" office:value-type="string">
            <text:p text:style-name="P27">bool</text:p>
          </table:table-cell>
          <table:table-cell table:style-name="Tabelle20.D2" office:value-type="string">
            <text:p text:style-name="P27">False</text:p>
          </table:table-cell>
        </table:table-row>
        <table:table-row table:style-name="Tabelle20.1">
          <table:table-cell table:style-name="Tabelle20.A2" office:value-type="string">
            <text:p text:style-name="P26">~integration_time_0</text:p>
          </table:table-cell>
          <table:table-cell table:style-name="Tabelle20.A2" table:number-rows-spanned="4" office:value-type="string">
            <text:p text:style-name="P23">Sets the WFOV integration time for distance measurements <text:line-break/>in microseconds. Range: 1 … 4'000 µs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200</text:p>
          </table:table-cell>
        </table:table-row>
        <table:table-row table:style-name="Tabelle20.1">
          <table:table-cell table:style-name="Tabelle20.A2" office:value-type="string">
            <text:p text:style-name="P16">~integration_time_1</text:p>
          </table:table-cell>
          <table:covered-table-cell/>
          <table:table-cell table:style-name="Tabelle20.A2" office:value-type="string">
            <text:p text:style-name="P28">int</text:p>
          </table:table-cell>
          <table:table-cell table:style-name="Tabelle20.D2" office:value-type="string">
            <text:p text:style-name="P28">0</text:p>
          </table:table-cell>
        </table:table-row>
        <table:table-row table:style-name="Tabelle20.1">
          <table:table-cell table:style-name="Tabelle20.A2" office:value-type="string">
            <text:p text:style-name="P16">~integration_time_2</text:p>
          </table:table-cell>
          <table:covered-table-cell/>
          <table:table-cell table:style-name="Tabelle20.A2" office:value-type="string">
            <text:p text:style-name="P28">int</text:p>
          </table:table-cell>
          <table:table-cell table:style-name="Tabelle20.D2" office:value-type="string">
            <text:p text:style-name="P28">0</text:p>
          </table:table-cell>
        </table:table-row>
        <table:table-row table:style-name="Tabelle20.1">
          <table:table-cell table:style-name="Tabelle20.A2" office:value-type="string">
            <text:p text:style-name="P16">~integration_time_3</text:p>
          </table:table-cell>
          <table:covered-table-cell/>
          <table:table-cell table:style-name="Tabelle20.A2" office:value-type="string">
            <text:p text:style-name="P28">int</text:p>
          </table:table-cell>
          <table:table-cell table:style-name="Tabelle20.D2" office:value-type="string">
            <text:p text:style-name="P28">0</text:p>
          </table:table-cell>
        </table:table-row>
        <table:table-row table:style-name="Tabelle20.1">
          <table:table-cell table:style-name="Tabelle20.A2" office:value-type="string">
            <text:p text:style-name="P16">~integration_time_4</text:p>
          </table:table-cell>
          <table:table-cell table:style-name="Tabelle20.A2" table:number-rows-spanned="2" office:value-type="string">
            <text:p text:style-name="P23">Sets the NFOV integration time for distance measurements <text:line-break/>in microseconds. Range: 1 … 4'000 µs</text:p>
          </table:table-cell>
          <table:table-cell table:style-name="Tabelle20.A2" office:value-type="string">
            <text:p text:style-name="P28">int</text:p>
          </table:table-cell>
          <table:table-cell table:style-name="Tabelle20.D2" office:value-type="string">
            <text:p text:style-name="P28">200</text:p>
          </table:table-cell>
        </table:table-row>
        <table:table-row table:style-name="Tabelle20.1">
          <table:table-cell table:style-name="Tabelle20.A2" office:value-type="string">
            <text:p text:style-name="P16">~integration_time_5</text:p>
          </table:table-cell>
          <table:covered-table-cell/>
          <table:table-cell table:style-name="Tabelle20.A2" office:value-type="string">
            <text:p text:style-name="P28">int</text:p>
          </table:table-cell>
          <table:table-cell table:style-name="Tabelle20.D2" office:value-type="string">
            <text:p text:style-name="P28">0</text:p>
          </table:table-cell>
        </table:table-row>
        <table:table-row table:style-name="Tabelle20.15">
          <table:table-cell table:style-name="Tabelle20.A2" office:value-type="string">
            <text:p text:style-name="P8">~integration_time_gray</text:p>
          </table:table-cell>
          <table:table-cell table:style-name="Tabelle20.B15" office:value-type="string">
            <text:p text:style-name="P24">Sets the integration time for grayscale measurements <text:line-break/>in microseconds. Range: 0 … 50'000 µs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0</text:p>
          </table:table-cell>
        </table:table-row>
        <table:table-row table:style-name="Tabelle20.15">
          <table:table-cell table:style-name="Tabelle20.A2" office:value-type="string">
            <text:p text:style-name="P8">~temporal_filter_factor_WFOV</text:p>
          </table:table-cell>
          <table:table-cell table:style-name="Tabelle20.B15" office:value-type="string">
            <text:p text:style-name="P24">Sets the factor 'k' of the WFOV temporal filter (Kalman)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10</text:p>
          </table:table-cell>
        </table:table-row>
        <table:table-row table:style-name="Tabelle20.15">
          <table:table-cell table:style-name="Tabelle20.A2" office:value-type="string">
            <text:p text:style-name="P8">~temporal_filter_threshold_WFOV</text:p>
          </table:table-cell>
          <table:table-cell table:style-name="Tabelle20.B15" office:value-type="string">
            <text:p text:style-name="P24">Sets the threshold 'T' of the WFOV temporal filter (Kalman)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300</text:p>
          </table:table-cell>
        </table:table-row>
        <table:table-row table:style-name="Tabelle20.15">
          <table:table-cell table:style-name="Tabelle20.A2" office:value-type="string">
            <text:p text:style-name="P8">~temporal_filter_factor_NFOV</text:p>
          </table:table-cell>
          <table:table-cell table:style-name="Tabelle20.B15" office:value-type="string">
            <text:p text:style-name="P24">Sets the factor 'k' of the NFOV temporal filter (Kalman)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10</text:p>
          </table:table-cell>
        </table:table-row>
        <text:soft-page-break/>
        <table:table-row table:style-name="Tabelle20.15">
          <table:table-cell table:style-name="Tabelle20.A2" office:value-type="string">
            <text:p text:style-name="P8">~temporal_filter_threshold_NFOV</text:p>
          </table:table-cell>
          <table:table-cell table:style-name="Tabelle20.B15" office:value-type="string">
            <text:p text:style-name="P24">Sets the threshold 'T' of the NFOV temporal filter (Kalman)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300</text:p>
          </table:table-cell>
        </table:table-row>
        <table:table-row table:style-name="Tabelle20.15">
          <table:table-cell table:style-name="Tabelle20.A2" office:value-type="string">
            <text:p text:style-name="P8">~spatial_average_filter</text:p>
          </table:table-cell>
          <table:table-cell table:style-name="Tabelle20.B15" office:value-type="string">
            <text:p text:style-name="P24">Enables the spatial average filter for distance filtering</text:p>
          </table:table-cell>
          <table:table-cell table:style-name="Tabelle20.A2" office:value-type="string">
            <text:p text:style-name="P27">bool</text:p>
          </table:table-cell>
          <table:table-cell table:style-name="Tabelle20.D2" office:value-type="string">
            <text:p text:style-name="P27">False</text:p>
          </table:table-cell>
        </table:table-row>
        <table:table-row table:style-name="Tabelle20.15">
          <table:table-cell table:style-name="Tabelle20.A2" office:value-type="string">
            <text:p text:style-name="P8">~spatial_median_filter</text:p>
          </table:table-cell>
          <table:table-cell table:style-name="Tabelle20.B15" office:value-type="string">
            <text:p text:style-name="P24">Enables the spatial median filter for distance filtering</text:p>
          </table:table-cell>
          <table:table-cell table:style-name="Tabelle20.A2" office:value-type="string">
            <text:p text:style-name="P27">bool</text:p>
          </table:table-cell>
          <table:table-cell table:style-name="Tabelle20.D2" office:value-type="string">
            <text:p text:style-name="P27">False</text:p>
          </table:table-cell>
        </table:table-row>
        <table:table-row table:style-name="Tabelle20.15">
          <table:table-cell table:style-name="Tabelle20.A2" office:value-type="string">
            <text:p text:style-name="P11">~min_amplitude_0</text:p>
          </table:table-cell>
          <table:table-cell table:style-name="Tabelle20.B15" table:number-rows-spanned="4" office:value-type="string">
            <text:p text:style-name="P24">Sets the amplitude limits for WFOV. Range 0 … 2'047 LSB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50</text:p>
          </table:table-cell>
        </table:table-row>
        <table:table-row table:style-name="Tabelle20.15">
          <table:table-cell table:style-name="Tabelle20.A2" office:value-type="string">
            <text:p text:style-name="P11">~min_amplitude_1</text:p>
          </table:table-cell>
          <table:covered-table-cell/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100</text:p>
          </table:table-cell>
        </table:table-row>
        <table:table-row table:style-name="Tabelle20.15">
          <table:table-cell table:style-name="Tabelle20.A2" office:value-type="string">
            <text:p text:style-name="P11">~min_amplitude_2</text:p>
          </table:table-cell>
          <table:covered-table-cell/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200</text:p>
          </table:table-cell>
        </table:table-row>
        <table:table-row table:style-name="Tabelle20.15">
          <table:table-cell table:style-name="Tabelle20.A2" office:value-type="string">
            <text:p text:style-name="P11">~min_amplitude_3</text:p>
          </table:table-cell>
          <table:covered-table-cell/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500</text:p>
          </table:table-cell>
        </table:table-row>
        <table:table-row table:style-name="Tabelle20.15">
          <table:table-cell table:style-name="Tabelle20.A2" office:value-type="string">
            <text:p text:style-name="P11">~min_amplitude_4</text:p>
          </table:table-cell>
          <table:table-cell table:style-name="Tabelle20.B15" office:value-type="string">
            <text:p text:style-name="P24">Sets the amplitude limits for NFOV. Range 0 … 2'047 LSB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200</text:p>
          </table:table-cell>
        </table:table-row>
        <table:table-row table:style-name="Tabelle20.15">
          <table:table-cell table:style-name="Tabelle20.A2" office:value-type="string">
            <text:p text:style-name="P8">~roi_left_x</text:p>
          </table:table-cell>
          <table:table-cell table:style-name="Tabelle20.B15" office:value-type="string">
            <text:p text:style-name="P24">Sets the left edge of the <text:span text:style-name="T11">ROI</text:span>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0</text:p>
          </table:table-cell>
        </table:table-row>
        <table:table-row table:style-name="Tabelle20.15">
          <table:table-cell table:style-name="Tabelle20.A2" office:value-type="string">
            <text:p text:style-name="P8">~roi_right_x</text:p>
          </table:table-cell>
          <table:table-cell table:style-name="Tabelle20.B15" office:value-type="string">
            <text:p text:style-name="P24">Sets the right edge of the ROI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159</text:p>
          </table:table-cell>
        </table:table-row>
        <table:table-row table:style-name="Tabelle20.15">
          <table:table-cell table:style-name="Tabelle20.A2" office:value-type="string">
            <text:p text:style-name="P8">~roi_top_y</text:p>
          </table:table-cell>
          <table:table-cell table:style-name="Tabelle20.B15" office:value-type="string">
            <text:p text:style-name="P24"><text:span text:style-name="T9">Sets</text:span><text:span text:style-name="T11"> the top edge</text:span><text:span text:style-name="T9"> </text:span><text:span text:style-name="T11">of</text:span><text:span text:style-name="T9"> the </text:span><text:span text:style-name="T11">ROI</text:span>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0</text:p>
          </table:table-cell>
        </table:table-row>
        <table:table-row table:style-name="Tabelle20.15">
          <table:table-cell table:style-name="Tabelle20.A2" office:value-type="string">
            <text:p text:style-name="P8">~roi_bottom_y</text:p>
          </table:table-cell>
          <table:table-cell table:style-name="Tabelle20.B15" office:value-type="string">
            <text:p text:style-name="P24"><text:span text:style-name="T9">Sets</text:span><text:span text:style-name="T11"> the top edge</text:span><text:span text:style-name="T9"> </text:span><text:span text:style-name="T11">of</text:span><text:span text:style-name="T9"> the </text:span><text:span text:style-name="T11">ROI</text:span></text:p>
          </table:table-cell>
          <table:table-cell table:style-name="Tabelle20.A2" office:value-type="string">
            <text:p text:style-name="P27">int</text:p>
          </table:table-cell>
          <table:table-cell table:style-name="Tabelle20.D2" office:value-type="string">
            <text:p text:style-name="P27">59</text:p>
          </table:table-cell>
        </table:table-row>
      </table:table>
      <text:p text:style-name="P32">Table <text:sequence text:ref-name="refTable20" text:name="Table" text:formula="ooow:Table+1" style:num-format="1">3</text:sequence>: ROS parameter table</text:p>
      <text:p text:style-name="P3"/>
      <text:p text:style-name="P3"/>
      <text:p text:style-name="P3"/>
      <text:p text:style-name="P35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column table:style-name="Tabelle32.E"/>
        <table:table-header-rows>
          <text:soft-page-break/>
          <table:table-row table:style-name="Tabelle32.1">
            <table:table-cell table:style-name="Tabelle32.A1" office:value-type="string">
              <text:p text:style-name="P29">Parameter</text:p>
            </table:table-cell>
            <table:table-cell table:style-name="Tabelle32.A1" office:value-type="string">
              <text:p text:style-name="P29">Function</text:p>
            </table:table-cell>
            <table:table-cell table:style-name="Tabelle32.A1" office:value-type="string">
              <text:p text:style-name="P30">Data format</text:p>
            </table:table-cell>
            <table:table-cell table:style-name="Tabelle32.A1" office:value-type="string">
              <text:p text:style-name="P30">Default</text:p>
            </table:table-cell>
            <table:table-cell table:style-name="Tabelle32.E1" office:value-type="string">
              <text:p text:style-name="P30">Reference</text:p>
            </table:table-cell>
          </table:table-row>
        </table:table-header-rows>
        <table:table-row table:style-name="Tabelle32.2">
          <table:table-cell table:style-name="Tabelle32.A2" office:value-type="string">
            <text:p text:style-name="P4">~lens_angle</text:p>
          </table:table-cell>
          <table:table-cell table:style-name="Tabelle32.B2" office:value-type="string">
            <text:p text:style-name="P24">FOV horizontally (x-axis) in degree, for linear lenses.<text:line-break/>It is used for the transformation from polar to cartesian coordinate system. Range 0 ... 180 degree. <text:line-break/>Note: Use for non-linear lenses the undistortion function.</text:p>
          </table:table-cell>
          <table:table-cell table:style-name="Tabelle32.A2" office:value-type="string">
            <text:p text:style-name="P25">int</text:p>
          </table:table-cell>
          <table:table-cell table:style-name="Tabelle32.A2" office:value-type="string">
            <text:p text:style-name="P25">50</text:p>
          </table:table-cell>
          <table:table-cell table:style-name="Tabelle32.E2" office:value-type="string">
            <text:p text:style-name="P25">n/a</text:p>
          </table:table-cell>
        </table:table-row>
        <table:table-row table:style-name="Tabelle32.2">
          <table:table-cell table:style-name="Tabelle32.A2" office:value-type="string">
            <text:p text:style-name="P4">~enable_undistortion</text:p>
          </table:table-cell>
          <table:table-cell table:style-name="Tabelle32.B2" office:value-type="string">
            <text:p text:style-name="P24"><text:span text:style-name="T11">Enables for </text:span><text:span text:style-name="T9">image</text:span><text:span text:style-name="T11"> and point cloud the lens undistortion based on calibrated parameters</text:span></text:p>
          </table:table-cell>
          <table:table-cell table:style-name="Tabelle32.A2" office:value-type="string">
            <text:p text:style-name="P25">bool</text:p>
          </table:table-cell>
          <table:table-cell table:style-name="Tabelle32.A2" office:value-type="string">
            <text:p text:style-name="P25">False</text:p>
          </table:table-cell>
          <table:table-cell table:style-name="Tabelle32.E2" office:value-type="string">
            <text:p text:style-name="P25">n/a</text:p>
          </table:table-cell>
        </table:table-row>
        <table:table-row table:style-name="Tabelle32.2">
          <table:table-cell table:style-name="Tabelle32.A2" office:value-type="string">
            <text:p text:style-name="P4">~enable_cartesian</text:p>
          </table:table-cell>
          <table:table-cell table:style-name="Tabelle32.B2" office:value-type="string">
            <text:p text:style-name="P20"><text:span text:style-name="T11">Enables point </text:span><text:span text:style-name="T9">cloud</text:span><text:span text:style-name="T11"> cartesian transformation (false = spheric)</text:span></text:p>
          </table:table-cell>
          <table:table-cell table:style-name="Tabelle32.A2" office:value-type="string">
            <text:p text:style-name="P21">bool</text:p>
          </table:table-cell>
          <table:table-cell table:style-name="Tabelle32.A2" office:value-type="string">
            <text:p text:style-name="P21">False</text:p>
          </table:table-cell>
          <table:table-cell table:style-name="Tabelle32.E2" office:value-type="string">
            <text:p text:style-name="P21">n/a</text:p>
          </table:table-cell>
        </table:table-row>
        <table:table-row table:style-name="Tabelle32.2">
          <table:table-cell table:style-name="Tabelle32.A2" office:value-type="string">
            <text:p text:style-name="P4">~enable_images</text:p>
          </table:table-cell>
          <table:table-cell table:style-name="Tabelle32.B2" office:value-type="string">
            <text:p text:style-name="P20">Activates <text:span text:style-name="T9">imagePublisher1</text:span> and imagePublisher2 nodes to send information (<text:span text:style-name="T9">camera/image_raw1/2)</text:span></text:p>
          </table:table-cell>
          <table:table-cell table:style-name="Tabelle32.A2" office:value-type="string">
            <text:p text:style-name="P21">bool</text:p>
          </table:table-cell>
          <table:table-cell table:style-name="Tabelle32.A2" office:value-type="string">
            <text:p text:style-name="P21">True</text:p>
          </table:table-cell>
          <table:table-cell table:style-name="Tabelle32.E2" office:value-type="string">
            <text:p text:style-name="P22"><text:sequence-ref text:reference-format="category-and-value" text:ref-name="refTable18">Table 1</text:sequence-ref></text:p>
          </table:table-cell>
        </table:table-row>
        <table:table-row table:style-name="Tabelle32.2">
          <table:table-cell table:style-name="Tabelle32.A2" office:value-type="string">
            <text:p text:style-name="P4">~enable_point_cloud</text:p>
          </table:table-cell>
          <table:table-cell table:style-name="Tabelle32.B2" office:value-type="string">
            <text:p text:style-name="P20">Activates <text:span text:style-name="T9">pointCloud2Publisher</text:span> node to send information (<text:span text:style-name="T16">camera/points)</text:span></text:p>
          </table:table-cell>
          <table:table-cell table:style-name="Tabelle32.A2" office:value-type="string">
            <text:p text:style-name="P21">bool</text:p>
          </table:table-cell>
          <table:table-cell table:style-name="Tabelle32.A2" office:value-type="string">
            <text:p text:style-name="P21">True</text:p>
          </table:table-cell>
          <table:table-cell table:style-name="Tabelle32.E2" office:value-type="string">
            <text:p text:style-name="P22"><text:sequence-ref text:reference-format="category-and-value" text:ref-name="refTable18">Table 1</text:sequence-ref></text:p>
          </table:table-cell>
        </table:table-row>
        <table:table-row table:style-name="Tabelle32.2">
          <table:table-cell table:style-name="Tabelle32.A2" office:value-type="string">
            <text:p text:style-name="P4">~enable_image_header</text:p>
          </table:table-cell>
          <table:table-cell table:style-name="Tabelle32.B2" office:value-type="string">
            <text:p text:style-name="P20">Activates <text:span text:style-name="T9">imageHeader</text:span> node to send information (<text:span text:style-name="T16">camera/imageHeader)</text:span></text:p>
          </table:table-cell>
          <table:table-cell table:style-name="Tabelle32.A2" office:value-type="string">
            <text:p text:style-name="P21">bool</text:p>
          </table:table-cell>
          <table:table-cell table:style-name="Tabelle32.A2" office:value-type="string">
            <text:p text:style-name="P21">True</text:p>
          </table:table-cell>
          <table:table-cell table:style-name="Tabelle32.E2" office:value-type="string">
            <text:p text:style-name="P22"><text:sequence-ref text:reference-format="category-and-value" text:ref-name="refTable18">Table 1</text:sequence-ref></text:p>
          </table:table-cell>
        </table:table-row>
      </table:table>
      <text:p text:style-name="P32"><text:sequence-ref text:reference-format="category-and-value" text:ref-name="refTable20">Table 3</text:sequence-ref> cont: ROS parameter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Black" svg:font-family="'Arial Black'" style:font-adornments="Regular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_20_2" style:display-name="Heading 2" style:family="paragraph" style:parent-style-name="Heading_20_1" style:next-style-name="Text_20_body" style:default-outline-level="3" style:class="text" style:master-page-name="">
      <style:paragraph-properties style:page-number="auto"/>
      <style:text-properties fo:font-size="8pt" style:font-size-asian="10.5pt"/>
    </style:style>
    <style:style style:name="Heading_20_3" style:display-name="Heading 3" style:family="paragraph" style:parent-style-name="Heading_20_2" style:next-style-name="Text_20_body" style:default-outline-level="4" style:class="text" style:master-page-name="">
      <style:paragraph-properties style:page-number="auto"/>
      <style:text-properties fo:font-size="8pt" fo:font-weight="bold" style:font-size-asian="10.5pt" style:font-weight-asian="bold" style:font-size-complex="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size-asian="10.5pt" style:font-weight-asian="bold" style:font-weight-complex="bold"/>
    </style:style>
    <style:style style:name="Table" style:family="paragraph" style:parent-style-name="Caption" style:class="extra">
      <style:paragraph-properties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_20_epc_5f_ds" style:display-name="List 1 epc_ds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Arial Black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75cm" fo:text-indent="-0.25cm" fo:margin-left="0.75cm"/>
        </style:list-level-properties>
        <style:text-properties style:font-name="Arial Black"/>
      </text:list-level-style-bullet>
      <text:list-level-style-bullet text:level="4" text:style-name="Bullet_20_Symbols" text:bullet-char="○">
        <style:list-level-properties text:list-level-position-and-space-mode="label-alignment">
          <style:list-level-label-alignment text:label-followed-by="listtab" text:list-tab-stop-position="1cm" fo:text-indent="-0.25cm" fo:margin-left="1cm"/>
        </style:list-level-properties>
        <style:text-properties style:font-name="Arial Black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251cm" fo:text-indent="-0.25cm" fo:margin-left="1.251cm"/>
        </style:list-level-properties>
        <style:text-properties style:font-name="Arial Black"/>
      </text:list-level-style-bullet>
      <text:list-level-style-bullet text:level="6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  <text:list-level-style-bullet text:level="7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  <text:list-level-style-bullet text:level="8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  <text:list-level-style-bullet text:level="9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  <text:list-level-style-bullet text:level="10" text:style-name="Bullet_20_Symbols" text:bullet-char="■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Arial Black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10T11:09:30.53</meta:creation-date>
    <dc:date>2019-04-10T11:45:39.58</dc:date>
    <meta:editing-duration>PT29M54S</meta:editing-duration>
    <meta:editing-cycles>6</meta:editing-cycles>
    <meta:generator>OpenOffice/4.1.5$Win32 OpenOffice.org_project/415m1$Build-9789</meta:generator>
    <meta:document-statistic meta:table-count="4" meta:image-count="0" meta:object-count="0" meta:page-count="6" meta:paragraph-count="285" meta:word-count="778" meta:character-count="5152"/>
  </office:meta>
</office:document-meta>
</file>